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810297" calcext:value-type="float">
            <text:p>0.0810297</text:p>
          </table:table-cell>
          <table:table-cell table:formula="of:=[.$A2]" office:value-type="float" office:value="0.425" calcext:value-type="float">
            <text:p>0.425</text:p>
          </table:table-cell>
          <table:table-cell table:formula="of:=[.B2]^(1-[.$C2])" office:value-type="float" office:value="0.235760168277208" calcext:value-type="float">
            <text:p>0.235760168277208</text:p>
          </table:table-cell>
          <table:table-cell table:formula="of:=-[.$A2]^6+(1/4)*[.$A2]^5-3*[.$A2]^4+4*[.$A2]^3-3*[.$A2]^2+(5/6)*[.$A2]" office:value-type="float" office:value="0.0308374037272137" calcext:value-type="float">
            <text:p>0.0308374037272137</text:p>
          </table:table-cell>
          <table:table-cell table:formula="of:=[.D2]+[.E2]--0.00741342570942599" office:value-type="float" office:value="0.274010997713847" calcext:value-type="float">
            <text:p>0.274010997713847</text:p>
          </table:table-cell>
          <table:table-cell table:formula="of:=IF([.F2]&gt;0;IF([.F2]&gt;1; 1; [.F2]^(1/(1-[.$C2])));0)" office:value-type="float" office:value="0.105245905018799" calcext:value-type="float">
            <text:p>0.105245905018799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12226" calcext:value-type="float">
            <text:p>0.612226</text:p>
          </table:table-cell>
          <table:table-cell table:formula="of:=[.$A3]" office:value-type="float" office:value="0.15" calcext:value-type="float">
            <text:p>0.15</text:p>
          </table:table-cell>
          <table:table-cell table:formula="of:=[.B3]^(1-[.$C3])" office:value-type="float" office:value="0.658984202922625" calcext:value-type="float">
            <text:p>0.658984202922625</text:p>
          </table:table-cell>
          <table:table-cell table:formula="of:=-[.$A3]^6+(1/4)*[.$A3]^5-3*[.$A3]^4+4*[.$A3]^3-3*[.$A3]^2+(5/6)*[.$A3]" office:value-type="float" office:value="0.069511625" calcext:value-type="float">
            <text:p>0.069511625</text:p>
          </table:table-cell>
          <table:table-cell table:formula="of:=[.D3]+[.E3]--0.00741342570942599" office:value-type="float" office:value="0.735909253632051" calcext:value-type="float">
            <text:p>0.735909253632051</text:p>
          </table:table-cell>
          <table:table-cell table:formula="of:=IF([.F3]&gt;0;IF([.F3]&gt;1; 1; [.F3]^(1/(1-[.$C3])));0)" office:value-type="float" office:value="0.697144272148448" calcext:value-type="float">
            <text:p>0.697144272148448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826808" calcext:value-type="float">
            <text:p>0.0826808</text:p>
          </table:table-cell>
          <table:table-cell table:formula="of:=[.$A4]" office:value-type="float" office:value="0.275" calcext:value-type="float">
            <text:p>0.275</text:p>
          </table:table-cell>
          <table:table-cell table:formula="of:=[.B4]^(1-[.$C4])" office:value-type="float" office:value="0.164103704817167" calcext:value-type="float">
            <text:p>0.164103704817167</text:p>
          </table:table-cell>
          <table:table-cell table:formula="of:=-[.$A4]^6+(1/4)*[.$A4]^5-3*[.$A4]^4+4*[.$A4]^3-3*[.$A4]^2+(5/6)*[.$A4]" office:value-type="float" office:value="0.069147445719401" calcext:value-type="float">
            <text:p>0.069147445719401</text:p>
          </table:table-cell>
          <table:table-cell table:formula="of:=[.D4]+[.E4]--0.00741342570942599" office:value-type="float" office:value="0.240664576245994" calcext:value-type="float">
            <text:p>0.240664576245994</text:p>
          </table:table-cell>
          <table:table-cell table:formula="of:=IF([.F4]&gt;0;IF([.F4]&gt;1; 1; [.F4]^(1/(1-[.$C4])));0)" office:value-type="float" office:value="0.14020884369328" calcext:value-type="float">
            <text:p>0.14020884369328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21108" calcext:value-type="float">
            <text:p>0.00721108</text:p>
          </table:table-cell>
          <table:table-cell table:formula="of:=[.$A5]" office:value-type="float" office:value="0.425" calcext:value-type="float">
            <text:p>0.425</text:p>
          </table:table-cell>
          <table:table-cell table:formula="of:=[.B5]^(1-[.$C5])" office:value-type="float" office:value="0.0586610970072866" calcext:value-type="float">
            <text:p>0.0586610970072866</text:p>
          </table:table-cell>
          <table:table-cell table:formula="of:=-[.$A5]^6+(1/4)*[.$A5]^5-3*[.$A5]^4+4*[.$A5]^3-3*[.$A5]^2+(5/6)*[.$A5]" office:value-type="float" office:value="0.0308374037272137" calcext:value-type="float">
            <text:p>0.0308374037272137</text:p>
          </table:table-cell>
          <table:table-cell table:formula="of:=[.D5]+[.E5]--0.00741342570942599" office:value-type="float" office:value="0.0969119264439262" calcext:value-type="float">
            <text:p>0.0969119264439262</text:p>
          </table:table-cell>
          <table:table-cell table:formula="of:=IF([.F5]&gt;0;IF([.F5]&gt;1; 1; [.F5]^(1/(1-[.$C5])));0)" office:value-type="float" office:value="0.017265445365822" calcext:value-type="float">
            <text:p>0.017265445365822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04192" calcext:value-type="float">
            <text:p>0.204192</text:p>
          </table:table-cell>
          <table:table-cell table:formula="of:=[.$A6]" office:value-type="float" office:value="0.275" calcext:value-type="float">
            <text:p>0.275</text:p>
          </table:table-cell>
          <table:table-cell table:formula="of:=[.B6]^(1-[.$C6])" office:value-type="float" office:value="0.316066213899115" calcext:value-type="float">
            <text:p>0.316066213899115</text:p>
          </table:table-cell>
          <table:table-cell table:formula="of:=-[.$A6]^6+(1/4)*[.$A6]^5-3*[.$A6]^4+4*[.$A6]^3-3*[.$A6]^2+(5/6)*[.$A6]" office:value-type="float" office:value="0.069147445719401" calcext:value-type="float">
            <text:p>0.069147445719401</text:p>
          </table:table-cell>
          <table:table-cell table:formula="of:=[.D6]+[.E6]--0.00741342570942599" office:value-type="float" office:value="0.392627085327942" calcext:value-type="float">
            <text:p>0.392627085327942</text:p>
          </table:table-cell>
          <table:table-cell table:formula="of:=IF([.F6]&gt;0;IF([.F6]&gt;1; 1; [.F6]^(1/(1-[.$C6])));0)" office:value-type="float" office:value="0.275405600100182" calcext:value-type="float">
            <text:p>0.27540560010018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796692" calcext:value-type="float">
            <text:p>0.0796692</text:p>
          </table:table-cell>
          <table:table-cell table:formula="of:=[.$A7]" office:value-type="float" office:value="0.4" calcext:value-type="float">
            <text:p>0.4</text:p>
          </table:table-cell>
          <table:table-cell table:formula="of:=[.B7]^(1-[.$C7])" office:value-type="float" office:value="0.219166551245124" calcext:value-type="float">
            <text:p>0.219166551245124</text:p>
          </table:table-cell>
          <table:table-cell table:formula="of:=-[.$A7]^6+(1/4)*[.$A7]^5-3*[.$A7]^4+4*[.$A7]^3-3*[.$A7]^2+(5/6)*[.$A7]" office:value-type="float" office:value="0.0391893333333333" calcext:value-type="float">
            <text:p>0.0391893333333333</text:p>
          </table:table-cell>
          <table:table-cell table:formula="of:=[.D7]+[.E7]--0.00741342570942599" office:value-type="float" office:value="0.265769310287883" calcext:value-type="float">
            <text:p>0.265769310287883</text:p>
          </table:table-cell>
          <table:table-cell table:formula="of:=IF([.F7]&gt;0;IF([.F7]&gt;1; 1; [.F7]^(1/(1-[.$C7])));0)" office:value-type="float" office:value="0.109860452184787" calcext:value-type="float">
            <text:p>0.109860452184787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802008" calcext:value-type="float">
            <text:p>0.00802008</text:p>
          </table:table-cell>
          <table:table-cell table:formula="of:=[.$A8]" office:value-type="float" office:value="0.45" calcext:value-type="float">
            <text:p>0.45</text:p>
          </table:table-cell>
          <table:table-cell table:formula="of:=[.B8]^(1-[.$C8])" office:value-type="float" office:value="0.0703555374855343" calcext:value-type="float">
            <text:p>0.0703555374855343</text:p>
          </table:table-cell>
          <table:table-cell table:formula="of:=-[.$A8]^6+(1/4)*[.$A8]^5-3*[.$A8]^4+4*[.$A8]^3-3*[.$A8]^2+(5/6)*[.$A8]" office:value-type="float" office:value="0.02189821875" calcext:value-type="float">
            <text:p>0.02189821875</text:p>
          </table:table-cell>
          <table:table-cell table:formula="of:=[.D8]+[.E8]--0.00741342570942599" office:value-type="float" office:value="0.0996671819449603" calcext:value-type="float">
            <text:p>0.0996671819449603</text:p>
          </table:table-cell>
          <table:table-cell table:formula="of:=IF([.F8]&gt;0;IF([.F8]&gt;1; 1; [.F8]^(1/(1-[.$C8])));0)" office:value-type="float" office:value="0.0151072626518903" calcext:value-type="float">
            <text:p>0.0151072626518903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18538" calcext:value-type="float">
            <text:p>0.618538</text:p>
          </table:table-cell>
          <table:table-cell table:formula="of:=[.$A9]" office:value-type="float" office:value="0.1" calcext:value-type="float">
            <text:p>0.1</text:p>
          </table:table-cell>
          <table:table-cell table:formula="of:=[.B9]^(1-[.$C9])" office:value-type="float" office:value="0.648977659996105" calcext:value-type="float">
            <text:p>0.648977659996105</text:p>
          </table:table-cell>
          <table:table-cell table:formula="of:=-[.$A9]^6+(1/4)*[.$A9]^5-3*[.$A9]^4+4*[.$A9]^3-3*[.$A9]^2+(5/6)*[.$A9]" office:value-type="float" office:value="0.0570368333333333" calcext:value-type="float">
            <text:p>0.0570368333333333</text:p>
          </table:table-cell>
          <table:table-cell table:formula="of:=[.D9]+[.E9]--0.00741342570942599" office:value-type="float" office:value="0.713427919038865" calcext:value-type="float">
            <text:p>0.713427919038865</text:p>
          </table:table-cell>
          <table:table-cell table:formula="of:=IF([.F9]&gt;0;IF([.F9]&gt;1; 1; [.F9]^(1/(1-[.$C9])));0)" office:value-type="float" office:value="0.687156513710549" calcext:value-type="float">
            <text:p>0.68715651371054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85327" calcext:value-type="float">
            <text:p>0.0685327</text:p>
          </table:table-cell>
          <table:table-cell table:formula="of:=[.$A10]" office:value-type="float" office:value="0.4" calcext:value-type="float">
            <text:p>0.4</text:p>
          </table:table-cell>
          <table:table-cell table:formula="of:=[.B10]^(1-[.$C10])" office:value-type="float" office:value="0.20023440670299" calcext:value-type="float">
            <text:p>0.20023440670299</text:p>
          </table:table-cell>
          <table:table-cell table:formula="of:=-[.$A10]^6+(1/4)*[.$A10]^5-3*[.$A10]^4+4*[.$A10]^3-3*[.$A10]^2+(5/6)*[.$A10]" office:value-type="float" office:value="0.0391893333333333" calcext:value-type="float">
            <text:p>0.0391893333333333</text:p>
          </table:table-cell>
          <table:table-cell table:formula="of:=[.D10]+[.E10]--0.00741342570942599" office:value-type="float" office:value="0.246837165745749" calcext:value-type="float">
            <text:p>0.246837165745749</text:p>
          </table:table-cell>
          <table:table-cell table:formula="of:=IF([.F10]&gt;0;IF([.F10]&gt;1; 1; [.F10]^(1/(1-[.$C10])));0)" office:value-type="float" office:value="0.0971294475251841" calcext:value-type="float">
            <text:p>0.097129447525184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02036" calcext:value-type="float">
            <text:p>0.102036</text:p>
          </table:table-cell>
          <table:table-cell table:formula="of:=[.$A11]" office:value-type="float" office:value="0.4" calcext:value-type="float">
            <text:p>0.4</text:p>
          </table:table-cell>
          <table:table-cell table:formula="of:=[.B11]^(1-[.$C11])" office:value-type="float" office:value="0.254244785889172" calcext:value-type="float">
            <text:p>0.254244785889172</text:p>
          </table:table-cell>
          <table:table-cell table:formula="of:=-[.$A11]^6+(1/4)*[.$A11]^5-3*[.$A11]^4+4*[.$A11]^3-3*[.$A11]^2+(5/6)*[.$A11]" office:value-type="float" office:value="0.0391893333333333" calcext:value-type="float">
            <text:p>0.0391893333333333</text:p>
          </table:table-cell>
          <table:table-cell table:formula="of:=[.D11]+[.E11]--0.00741342570942599" office:value-type="float" office:value="0.300847544931931" calcext:value-type="float">
            <text:p>0.300847544931931</text:p>
          </table:table-cell>
          <table:table-cell table:formula="of:=IF([.F11]&gt;0;IF([.F11]&gt;1; 1; [.F11]^(1/(1-[.$C11])));0)" office:value-type="float" office:value="0.135075770326625" calcext:value-type="float">
            <text:p>0.135075770326625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75288" calcext:value-type="float">
            <text:p>0.000575288</text:p>
          </table:table-cell>
          <table:table-cell table:formula="of:=[.$A12]" office:value-type="float" office:value="0.55" calcext:value-type="float">
            <text:p>0.55</text:p>
          </table:table-cell>
          <table:table-cell table:formula="of:=[.B12]^(1-[.$C12])" office:value-type="float" office:value="0.0348295923784134" calcext:value-type="float">
            <text:p>0.0348295923784134</text:p>
          </table:table-cell>
          <table:table-cell table:formula="of:=-[.$A12]^6+(1/4)*[.$A12]^5-3*[.$A12]^4+4*[.$A12]^3-3*[.$A12]^2+(5/6)*[.$A12]" office:value-type="float" office:value="-0.0179226666666667" calcext:value-type="float">
            <text:p>-0.0179226666666667</text:p>
          </table:table-cell>
          <table:table-cell table:formula="of:=[.D12]+[.E12]--0.00741342570942599" office:value-type="float" office:value="0.0243203514211727" calcext:value-type="float">
            <text:p>0.0243203514211727</text:p>
          </table:table-cell>
          <table:table-cell table:formula="of:=IF([.F12]&gt;0;IF([.F12]&gt;1; 1; [.F12]^(1/(1-[.$C12])));0)" office:value-type="float" office:value="0.000258980058466633" calcext:value-type="float">
            <text:p>0.000258980058466633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6772" calcext:value-type="float">
            <text:p>0.196772</text:p>
          </table:table-cell>
          <table:table-cell table:formula="of:=[.$A13]" office:value-type="float" office:value="0.3" calcext:value-type="float">
            <text:p>0.3</text:p>
          </table:table-cell>
          <table:table-cell table:formula="of:=[.B13]^(1-[.$C13])" office:value-type="float" office:value="0.320460355315383" calcext:value-type="float">
            <text:p>0.320460355315383</text:p>
          </table:table-cell>
          <table:table-cell table:formula="of:=-[.$A13]^6+(1/4)*[.$A13]^5-3*[.$A13]^4+4*[.$A13]^3-3*[.$A13]^2+(5/6)*[.$A13]" office:value-type="float" office:value="0.0650365" calcext:value-type="float">
            <text:p>0.0650365</text:p>
          </table:table-cell>
          <table:table-cell table:formula="of:=[.D13]+[.E13]--0.00741342570942599" office:value-type="float" office:value="0.392910281024809" calcext:value-type="float">
            <text:p>0.392910281024809</text:p>
          </table:table-cell>
          <table:table-cell table:formula="of:=IF([.F13]&gt;0;IF([.F13]&gt;1; 1; [.F13]^(1/(1-[.$C13])));0)" office:value-type="float" office:value="0.263280765886248" calcext:value-type="float">
            <text:p>0.26328076588624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43719" calcext:value-type="float">
            <text:p>0.143719</text:p>
          </table:table-cell>
          <table:table-cell table:formula="of:=[.$A14]" office:value-type="float" office:value="0.3" calcext:value-type="float">
            <text:p>0.3</text:p>
          </table:table-cell>
          <table:table-cell table:formula="of:=[.B14]^(1-[.$C14])" office:value-type="float" office:value="0.257193465738062" calcext:value-type="float">
            <text:p>0.257193465738062</text:p>
          </table:table-cell>
          <table:table-cell table:formula="of:=-[.$A14]^6+(1/4)*[.$A14]^5-3*[.$A14]^4+4*[.$A14]^3-3*[.$A14]^2+(5/6)*[.$A14]" office:value-type="float" office:value="0.0650365" calcext:value-type="float">
            <text:p>0.0650365</text:p>
          </table:table-cell>
          <table:table-cell table:formula="of:=[.D14]+[.E14]--0.00741342570942599" office:value-type="float" office:value="0.329643391447488" calcext:value-type="float">
            <text:p>0.329643391447488</text:p>
          </table:table-cell>
          <table:table-cell table:formula="of:=IF([.F14]&gt;0;IF([.F14]&gt;1; 1; [.F14]^(1/(1-[.$C14])));0)" office:value-type="float" office:value="0.204876413215081" calcext:value-type="float">
            <text:p>0.20487641321508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56324" calcext:value-type="float">
            <text:p>0.0156324</text:p>
          </table:table-cell>
          <table:table-cell table:formula="of:=[.$A15]" office:value-type="float" office:value="0.3" calcext:value-type="float">
            <text:p>0.3</text:p>
          </table:table-cell>
          <table:table-cell table:formula="of:=[.B15]^(1-[.$C15])" office:value-type="float" office:value="0.0544274467325363" calcext:value-type="float">
            <text:p>0.0544274467325363</text:p>
          </table:table-cell>
          <table:table-cell table:formula="of:=-[.$A15]^6+(1/4)*[.$A15]^5-3*[.$A15]^4+4*[.$A15]^3-3*[.$A15]^2+(5/6)*[.$A15]" office:value-type="float" office:value="0.0650365" calcext:value-type="float">
            <text:p>0.0650365</text:p>
          </table:table-cell>
          <table:table-cell table:formula="of:=[.D15]+[.E15]--0.00741342570942599" office:value-type="float" office:value="0.126877372441962" calcext:value-type="float">
            <text:p>0.126877372441962</text:p>
          </table:table-cell>
          <table:table-cell table:formula="of:=IF([.F15]&gt;0;IF([.F15]&gt;1; 1; [.F15]^(1/(1-[.$C15])));0)" office:value-type="float" office:value="0.0523745436067565" calcext:value-type="float">
            <text:p>0.052374543606756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81059" calcext:value-type="float">
            <text:p>0.00181059</text:p>
          </table:table-cell>
          <table:table-cell table:formula="of:=[.$A16]" office:value-type="float" office:value="0.6" calcext:value-type="float">
            <text:p>0.6</text:p>
          </table:table-cell>
          <table:table-cell table:formula="of:=[.B16]^(1-[.$C16])" office:value-type="float" office:value="0.0800070112128592" calcext:value-type="float">
            <text:p>0.0800070112128592</text:p>
          </table:table-cell>
          <table:table-cell table:formula="of:=-[.$A16]^6+(1/4)*[.$A16]^5-3*[.$A16]^4+4*[.$A16]^3-3*[.$A16]^2+(5/6)*[.$A16]" office:value-type="float" office:value="-0.0387040000000002" calcext:value-type="float">
            <text:p>-0.0387040000000002</text:p>
          </table:table-cell>
          <table:table-cell table:formula="of:=[.D16]+[.E16]--0.00741342570942599" office:value-type="float" office:value="0.048716436922285" calcext:value-type="float">
            <text:p>0.048716436922285</text:p>
          </table:table-cell>
          <table:table-cell table:formula="of:=IF([.F16]&gt;0;IF([.F16]&gt;1; 1; [.F16]^(1/(1-[.$C16])));0)" office:value-type="float" office:value="0.000523828100426807" calcext:value-type="float">
            <text:p>0.000523828100426807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24629" calcext:value-type="float">
            <text:p>0.0924629</text:p>
          </table:table-cell>
          <table:table-cell table:formula="of:=[.$A17]" office:value-type="float" office:value="0.3" calcext:value-type="float">
            <text:p>0.3</text:p>
          </table:table-cell>
          <table:table-cell table:formula="of:=[.B17]^(1-[.$C17])" office:value-type="float" office:value="0.18887620902857" calcext:value-type="float">
            <text:p>0.18887620902857</text:p>
          </table:table-cell>
          <table:table-cell table:formula="of:=-[.$A17]^6+(1/4)*[.$A17]^5-3*[.$A17]^4+4*[.$A17]^3-3*[.$A17]^2+(5/6)*[.$A17]" office:value-type="float" office:value="0.0650365" calcext:value-type="float">
            <text:p>0.0650365</text:p>
          </table:table-cell>
          <table:table-cell table:formula="of:=[.D17]+[.E17]--0.00741342570942599" office:value-type="float" office:value="0.261326134737995" calcext:value-type="float">
            <text:p>0.261326134737995</text:p>
          </table:table-cell>
          <table:table-cell table:formula="of:=IF([.F17]&gt;0;IF([.F17]&gt;1; 1; [.F17]^(1/(1-[.$C17])));0)" office:value-type="float" office:value="0.147029359087156" calcext:value-type="float">
            <text:p>0.14702935908715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842428" calcext:value-type="float">
            <text:p>0.00842428</text:p>
          </table:table-cell>
          <table:table-cell table:formula="of:=[.$A18]" office:value-type="float" office:value="0.5" calcext:value-type="float">
            <text:p>0.5</text:p>
          </table:table-cell>
          <table:table-cell table:formula="of:=[.B18]^(1-[.$C18])" office:value-type="float" office:value="0.0917838765797131" calcext:value-type="float">
            <text:p>0.0917838765797131</text:p>
          </table:table-cell>
          <table:table-cell table:formula="of:=-[.$A18]^6+(1/4)*[.$A18]^5-3*[.$A18]^4+4*[.$A18]^3-3*[.$A18]^2+(5/6)*[.$A18]" office:value-type="float" office:value="0.00260416666666669" calcext:value-type="float">
            <text:p>0.00260416666666669</text:p>
          </table:table-cell>
          <table:table-cell table:formula="of:=[.D18]+[.E18]--0.00741342570942599" office:value-type="float" office:value="0.101801468955806" calcext:value-type="float">
            <text:p>0.101801468955806</text:p>
          </table:table-cell>
          <table:table-cell table:formula="of:=IF([.F18]&gt;0;IF([.F18]&gt;1; 1; [.F18]^(1/(1-[.$C18])));0)" office:value-type="float" office:value="0.0103635390815599" calcext:value-type="float">
            <text:p>0.0103635390815599</text:p>
          </table:table-cell>
          <table:table-cell table:number-columns-repeated="3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777" calcext:value-type="float">
            <text:p>0.1777</text:p>
          </table:table-cell>
          <table:table-cell table:formula="of:=[.$A19]" office:value-type="float" office:value="0.225" calcext:value-type="float">
            <text:p>0.225</text:p>
          </table:table-cell>
          <table:table-cell table:formula="of:=[.B19]^(1-[.$C19])" office:value-type="float" office:value="0.262124585396787" calcext:value-type="float">
            <text:p>0.262124585396787</text:p>
          </table:table-cell>
          <table:table-cell table:formula="of:=-[.$A19]^6+(1/4)*[.$A19]^5-3*[.$A19]^4+4*[.$A19]^3-3*[.$A19]^2+(5/6)*[.$A19]" office:value-type="float" office:value="0.0737727370605469" calcext:value-type="float">
            <text:p>0.0737727370605469</text:p>
          </table:table-cell>
          <table:table-cell table:formula="of:=[.D19]+[.E19]--0.00741342570942599" office:value-type="float" office:value="0.34331074816676" calcext:value-type="float">
            <text:p>0.34331074816676</text:p>
          </table:table-cell>
          <table:table-cell table:formula="of:=IF([.F19]&gt;0;IF([.F19]&gt;1; 1; [.F19]^(1/(1-[.$C19])));0)" office:value-type="float" office:value="0.251702174834714" calcext:value-type="float">
            <text:p>0.251702174834714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140933" calcext:value-type="float">
            <text:p>1.41E-06</text:p>
          </table:table-cell>
          <table:table-cell table:formula="of:=[.$A20]" office:value-type="float" office:value="0.75" calcext:value-type="float">
            <text:p>0.75</text:p>
          </table:table-cell>
          <table:table-cell table:formula="of:=[.B20]^(1-[.$C20])" office:value-type="float" office:value="0.034455072983349" calcext:value-type="float">
            <text:p>0.034455072983349</text:p>
          </table:table-cell>
          <table:table-cell table:formula="of:=-[.$A20]^6+(1/4)*[.$A20]^5-3*[.$A20]^4+4*[.$A20]^3-3*[.$A20]^2+(5/6)*[.$A20]" office:value-type="float" office:value="-0.0869140625" calcext:value-type="float">
            <text:p>-0.0869140625</text:p>
          </table:table-cell>
          <table:table-cell table:formula="of:=[.D20]+[.E20]--0.00741342570942599" office:value-type="float" office:value="-0.045045563807225" calcext:value-type="float">
            <text:p>-0.045045563807225</text:p>
          </table:table-cell>
          <table:table-cell table:formula="of:=IF([.F20]&gt;0;IF([.F20]&gt;1; 1; [.F20]^(1/(1-[.$C20])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00483" calcext:value-type="float">
            <text:p>0.0200483</text:p>
          </table:table-cell>
          <table:table-cell table:formula="of:=[.$A21]" office:value-type="float" office:value="0.4" calcext:value-type="float">
            <text:p>0.4</text:p>
          </table:table-cell>
          <table:table-cell table:formula="of:=[.B21]^(1-[.$C21])" office:value-type="float" office:value="0.095773758599591" calcext:value-type="float">
            <text:p>0.095773758599591</text:p>
          </table:table-cell>
          <table:table-cell table:formula="of:=-[.$A21]^6+(1/4)*[.$A21]^5-3*[.$A21]^4+4*[.$A21]^3-3*[.$A21]^2+(5/6)*[.$A21]" office:value-type="float" office:value="0.0391893333333333" calcext:value-type="float">
            <text:p>0.0391893333333333</text:p>
          </table:table-cell>
          <table:table-cell table:formula="of:=[.D21]+[.E21]--0.00741342570942599" office:value-type="float" office:value="0.14237651764235" calcext:value-type="float">
            <text:p>0.14237651764235</text:p>
          </table:table-cell>
          <table:table-cell table:formula="of:=IF([.F21]&gt;0;IF([.F21]&gt;1; 1; [.F21]^(1/(1-[.$C21])));0)" office:value-type="float" office:value="0.0388207520118467" calcext:value-type="float">
            <text:p>0.0388207520118467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4004" calcext:value-type="float">
            <text:p>0.14004</text:p>
          </table:table-cell>
          <table:table-cell table:formula="of:=[.$A22]" office:value-type="float" office:value="0.35" calcext:value-type="float">
            <text:p>0.35</text:p>
          </table:table-cell>
          <table:table-cell table:formula="of:=[.B22]^(1-[.$C22])" office:value-type="float" office:value="0.278653091941074" calcext:value-type="float">
            <text:p>0.278653091941074</text:p>
          </table:table-cell>
          <table:table-cell table:formula="of:=-[.$A22]^6+(1/4)*[.$A22]^5-3*[.$A22]^4+4*[.$A22]^3-3*[.$A22]^2+(5/6)*[.$A22]" office:value-type="float" office:value="0.0537992291666667" calcext:value-type="float">
            <text:p>0.0537992291666667</text:p>
          </table:table-cell>
          <table:table-cell table:formula="of:=[.D22]+[.E22]--0.00741342570942599" office:value-type="float" office:value="0.339865746817166" calcext:value-type="float">
            <text:p>0.339865746817166</text:p>
          </table:table-cell>
          <table:table-cell table:formula="of:=IF([.F22]&gt;0;IF([.F22]&gt;1; 1; [.F22]^(1/(1-[.$C22])));0)" office:value-type="float" office:value="0.190079139136086" calcext:value-type="float">
            <text:p>0.190079139136086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323567" calcext:value-type="float">
            <text:p>0.0323567</text:p>
          </table:table-cell>
          <table:table-cell table:formula="of:=[.$A23]" office:value-type="float" office:value="0.475" calcext:value-type="float">
            <text:p>0.475</text:p>
          </table:table-cell>
          <table:table-cell table:formula="of:=[.B23]^(1-[.$C23])" office:value-type="float" office:value="0.165093972134264" calcext:value-type="float">
            <text:p>0.165093972134264</text:p>
          </table:table-cell>
          <table:table-cell table:formula="of:=-[.$A23]^6+(1/4)*[.$A23]^5-3*[.$A23]^4+4*[.$A23]^3-3*[.$A23]^2+(5/6)*[.$A23]" office:value-type="float" office:value="0.0124568858235677" calcext:value-type="float">
            <text:p>0.0124568858235677</text:p>
          </table:table-cell>
          <table:table-cell table:formula="of:=[.D23]+[.E23]--0.00741342570942599" office:value-type="float" office:value="0.184964283667258" calcext:value-type="float">
            <text:p>0.184964283667258</text:p>
          </table:table-cell>
          <table:table-cell table:formula="of:=IF([.F23]&gt;0;IF([.F23]&gt;1; 1; [.F23]^(1/(1-[.$C23])));0)" office:value-type="float" office:value="0.0401769444453233" calcext:value-type="float">
            <text:p>0.0401769444453233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25383" calcext:value-type="float">
            <text:p>0.0125383</text:p>
          </table:table-cell>
          <table:table-cell table:formula="of:=[.$A24]" office:value-type="float" office:value="0.525" calcext:value-type="float">
            <text:p>0.525</text:p>
          </table:table-cell>
          <table:table-cell table:formula="of:=[.B24]^(1-[.$C24])" office:value-type="float" office:value="0.124929028290686" calcext:value-type="float">
            <text:p>0.124929028290686</text:p>
          </table:table-cell>
          <table:table-cell table:formula="of:=-[.$A24]^6+(1/4)*[.$A24]^5-3*[.$A24]^4+4*[.$A24]^3-3*[.$A24]^2+(5/6)*[.$A24]" office:value-type="float" office:value="-0.00755997778320305" calcext:value-type="float">
            <text:p>-0.00755997778320305</text:p>
          </table:table-cell>
          <table:table-cell table:formula="of:=[.D24]+[.E24]--0.00741342570942599" office:value-type="float" office:value="0.124782476216909" calcext:value-type="float">
            <text:p>0.124782476216909</text:p>
          </table:table-cell>
          <table:table-cell table:formula="of:=IF([.F24]&gt;0;IF([.F24]&gt;1; 1; [.F24]^(1/(1-[.$C24])));0)" office:value-type="float" office:value="0.0125073548901799" calcext:value-type="float">
            <text:p>0.0125073548901799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05354" calcext:value-type="float">
            <text:p>0.105354</text:p>
          </table:table-cell>
          <table:table-cell table:formula="of:=[.$A25]" office:value-type="float" office:value="0.425" calcext:value-type="float">
            <text:p>0.425</text:p>
          </table:table-cell>
          <table:table-cell table:formula="of:=[.B25]^(1-[.$C25])" office:value-type="float" office:value="0.274172783890584" calcext:value-type="float">
            <text:p>0.274172783890584</text:p>
          </table:table-cell>
          <table:table-cell table:formula="of:=-[.$A25]^6+(1/4)*[.$A25]^5-3*[.$A25]^4+4*[.$A25]^3-3*[.$A25]^2+(5/6)*[.$A25]" office:value-type="float" office:value="0.0308374037272137" calcext:value-type="float">
            <text:p>0.0308374037272137</text:p>
          </table:table-cell>
          <table:table-cell table:formula="of:=[.D25]+[.E25]--0.00741342570942599" office:value-type="float" office:value="0.312423613327223" calcext:value-type="float">
            <text:p>0.312423613327223</text:p>
          </table:table-cell>
          <table:table-cell table:formula="of:=IF([.F25]&gt;0;IF([.F25]&gt;1; 1; [.F25]^(1/(1-[.$C25])));0)" office:value-type="float" office:value="0.132218934720596" calcext:value-type="float">
            <text:p>0.132218934720596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3493" calcext:value-type="float">
            <text:p>0.0243493</text:p>
          </table:table-cell>
          <table:table-cell table:formula="of:=[.$A26]" office:value-type="float" office:value="0.45" calcext:value-type="float">
            <text:p>0.45</text:p>
          </table:table-cell>
          <table:table-cell table:formula="of:=[.B26]^(1-[.$C26])" office:value-type="float" office:value="0.12958882864385" calcext:value-type="float">
            <text:p>0.12958882864385</text:p>
          </table:table-cell>
          <table:table-cell table:formula="of:=-[.$A26]^6+(1/4)*[.$A26]^5-3*[.$A26]^4+4*[.$A26]^3-3*[.$A26]^2+(5/6)*[.$A26]" office:value-type="float" office:value="0.02189821875" calcext:value-type="float">
            <text:p>0.02189821875</text:p>
          </table:table-cell>
          <table:table-cell table:formula="of:=[.D26]+[.E26]--0.00741342570942599" office:value-type="float" office:value="0.158900473103276" calcext:value-type="float">
            <text:p>0.158900473103276</text:p>
          </table:table-cell>
          <table:table-cell table:formula="of:=IF([.F26]&gt;0;IF([.F26]&gt;1; 1; [.F26]^(1/(1-[.$C26])));0)" office:value-type="float" office:value="0.0352777067613123" calcext:value-type="float">
            <text:p>0.0352777067613123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37212" calcext:value-type="float">
            <text:p>0.937212</text:p>
          </table:table-cell>
          <table:table-cell table:formula="of:=[.$A27]" office:value-type="float" office:value="0.05" calcext:value-type="float">
            <text:p>0.05</text:p>
          </table:table-cell>
          <table:table-cell table:formula="of:=[.B27]^(1-[.$C27])" office:value-type="float" office:value="0.940255643129644" calcext:value-type="float">
            <text:p>0.940255643129644</text:p>
          </table:table-cell>
          <table:table-cell table:formula="of:=-[.$A27]^6+(1/4)*[.$A27]^5-3*[.$A27]^4+4*[.$A27]^3-3*[.$A27]^2+(5/6)*[.$A27]" office:value-type="float" office:value="0.0346480104166667" calcext:value-type="float">
            <text:p>0.0346480104166667</text:p>
          </table:table-cell>
          <table:table-cell table:formula="of:=[.D27]+[.E27]--0.00741342570942599" office:value-type="float" office:value="0.982317079255736" calcext:value-type="float">
            <text:p>0.982317079255736</text:p>
          </table:table-cell>
          <table:table-cell table:formula="of:=IF([.F27]&gt;0;IF([.F27]&gt;1; 1; [.F27]^(1/(1-[.$C27])));0)" office:value-type="float" office:value="0.981395109658061" calcext:value-type="float">
            <text:p>0.98139510965806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24322" calcext:value-type="float">
            <text:p>0.0324322</text:p>
          </table:table-cell>
          <table:table-cell table:formula="of:=[.$A28]" office:value-type="float" office:value="0.3" calcext:value-type="float">
            <text:p>0.3</text:p>
          </table:table-cell>
          <table:table-cell table:formula="of:=[.B28]^(1-[.$C28])" office:value-type="float" office:value="0.0907159152627401" calcext:value-type="float">
            <text:p>0.0907159152627401</text:p>
          </table:table-cell>
          <table:table-cell table:formula="of:=-[.$A28]^6+(1/4)*[.$A28]^5-3*[.$A28]^4+4*[.$A28]^3-3*[.$A28]^2+(5/6)*[.$A28]" office:value-type="float" office:value="0.0650365" calcext:value-type="float">
            <text:p>0.0650365</text:p>
          </table:table-cell>
          <table:table-cell table:formula="of:=[.D28]+[.E28]--0.00741342570942599" office:value-type="float" office:value="0.163165840972166" calcext:value-type="float">
            <text:p>0.163165840972166</text:p>
          </table:table-cell>
          <table:table-cell table:formula="of:=IF([.F28]&gt;0;IF([.F28]&gt;1; 1; [.F28]^(1/(1-[.$C28])));0)" office:value-type="float" office:value="0.0750213083496232" calcext:value-type="float">
            <text:p>0.0750213083496232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74564" calcext:value-type="float">
            <text:p>0.0174564</text:p>
          </table:table-cell>
          <table:table-cell table:formula="of:=[.$A29]" office:value-type="float" office:value="0.425" calcext:value-type="float">
            <text:p>0.425</text:p>
          </table:table-cell>
          <table:table-cell table:formula="of:=[.B29]^(1-[.$C29])" office:value-type="float" office:value="0.0975267930854088" calcext:value-type="float">
            <text:p>0.0975267930854088</text:p>
          </table:table-cell>
          <table:table-cell table:formula="of:=-[.$A29]^6+(1/4)*[.$A29]^5-3*[.$A29]^4+4*[.$A29]^3-3*[.$A29]^2+(5/6)*[.$A29]" office:value-type="float" office:value="0.0308374037272137" calcext:value-type="float">
            <text:p>0.0308374037272137</text:p>
          </table:table-cell>
          <table:table-cell table:formula="of:=[.D29]+[.E29]--0.00741342570942599" office:value-type="float" office:value="0.135777622522048" calcext:value-type="float">
            <text:p>0.135777622522048</text:p>
          </table:table-cell>
          <table:table-cell table:formula="of:=IF([.F29]&gt;0;IF([.F29]&gt;1; 1; [.F29]^(1/(1-[.$C29])));0)" office:value-type="float" office:value="0.0310366708317355" calcext:value-type="float">
            <text:p>0.031036670831735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0121" calcext:value-type="float">
            <text:p>0.00010121</text:p>
          </table:table-cell>
          <table:table-cell table:formula="of:=[.$A30]" office:value-type="float" office:value="0.4" calcext:value-type="float">
            <text:p>0.4</text:p>
          </table:table-cell>
          <table:table-cell table:formula="of:=[.B30]^(1-[.$C30])" office:value-type="float" office:value="0.00400990473398002" calcext:value-type="float">
            <text:p>0.00400990473398002</text:p>
          </table:table-cell>
          <table:table-cell table:formula="of:=-[.$A30]^6+(1/4)*[.$A30]^5-3*[.$A30]^4+4*[.$A30]^3-3*[.$A30]^2+(5/6)*[.$A30]" office:value-type="float" office:value="0.0391893333333333" calcext:value-type="float">
            <text:p>0.0391893333333333</text:p>
          </table:table-cell>
          <table:table-cell table:formula="of:=[.D30]+[.E30]--0.00741342570942599" office:value-type="float" office:value="0.0506126637767393" calcext:value-type="float">
            <text:p>0.0506126637767393</text:p>
          </table:table-cell>
          <table:table-cell table:formula="of:=IF([.F30]&gt;0;IF([.F30]&gt;1; 1; [.F30]^(1/(1-[.$C30])));0)" office:value-type="float" office:value="0.00692519476156822" calcext:value-type="float">
            <text:p>0.0069251947615682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95771" calcext:value-type="float">
            <text:p>0.295771</text:p>
          </table:table-cell>
          <table:table-cell table:formula="of:=[.$A31]" office:value-type="float" office:value="0.3" calcext:value-type="float">
            <text:p>0.3</text:p>
          </table:table-cell>
          <table:table-cell table:formula="of:=[.B31]^(1-[.$C31])" office:value-type="float" office:value="0.426254437061946" calcext:value-type="float">
            <text:p>0.426254437061946</text:p>
          </table:table-cell>
          <table:table-cell table:formula="of:=-[.$A31]^6+(1/4)*[.$A31]^5-3*[.$A31]^4+4*[.$A31]^3-3*[.$A31]^2+(5/6)*[.$A31]" office:value-type="float" office:value="0.0650365" calcext:value-type="float">
            <text:p>0.0650365</text:p>
          </table:table-cell>
          <table:table-cell table:formula="of:=[.D31]+[.E31]--0.00741342570942599" office:value-type="float" office:value="0.498704362771372" calcext:value-type="float">
            <text:p>0.498704362771372</text:p>
          </table:table-cell>
          <table:table-cell table:formula="of:=IF([.F31]&gt;0;IF([.F31]&gt;1; 1; [.F31]^(1/(1-[.$C31])));0)" office:value-type="float" office:value="0.370124115197276" calcext:value-type="float">
            <text:p>0.37012411519727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25358" calcext:value-type="float">
            <text:p>0.0625358</text:p>
          </table:table-cell>
          <table:table-cell table:formula="of:=[.$A32]" office:value-type="float" office:value="0.4" calcext:value-type="float">
            <text:p>0.4</text:p>
          </table:table-cell>
          <table:table-cell table:formula="of:=[.B32]^(1-[.$C32])" office:value-type="float" office:value="0.189529678539895" calcext:value-type="float">
            <text:p>0.189529678539895</text:p>
          </table:table-cell>
          <table:table-cell table:formula="of:=-[.$A32]^6+(1/4)*[.$A32]^5-3*[.$A32]^4+4*[.$A32]^3-3*[.$A32]^2+(5/6)*[.$A32]" office:value-type="float" office:value="0.0391893333333333" calcext:value-type="float">
            <text:p>0.0391893333333333</text:p>
          </table:table-cell>
          <table:table-cell table:formula="of:=[.D32]+[.E32]--0.00741342570942599" office:value-type="float" office:value="0.236132437582654" calcext:value-type="float">
            <text:p>0.236132437582654</text:p>
          </table:table-cell>
          <table:table-cell table:formula="of:=IF([.F32]&gt;0;IF([.F32]&gt;1; 1; [.F32]^(1/(1-[.$C32])));0)" office:value-type="float" office:value="0.0902109834189757" calcext:value-type="float">
            <text:p>0.0902109834189757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43705" calcext:value-type="float">
            <text:p>0.00243705</text:p>
          </table:table-cell>
          <table:table-cell table:formula="of:=[.$A33]" office:value-type="float" office:value="0.475" calcext:value-type="float">
            <text:p>0.475</text:p>
          </table:table-cell>
          <table:table-cell table:formula="of:=[.B33]^(1-[.$C33])" office:value-type="float" office:value="0.0424721093762673" calcext:value-type="float">
            <text:p>0.0424721093762673</text:p>
          </table:table-cell>
          <table:table-cell table:formula="of:=-[.$A33]^6+(1/4)*[.$A33]^5-3*[.$A33]^4+4*[.$A33]^3-3*[.$A33]^2+(5/6)*[.$A33]" office:value-type="float" office:value="0.0124568858235677" calcext:value-type="float">
            <text:p>0.0124568858235677</text:p>
          </table:table-cell>
          <table:table-cell table:formula="of:=[.D33]+[.E33]--0.00741342570942599" office:value-type="float" office:value="0.062342420909261" calcext:value-type="float">
            <text:p>0.062342420909261</text:p>
          </table:table-cell>
          <table:table-cell table:formula="of:=IF([.F33]&gt;0;IF([.F33]&gt;1; 1; [.F33]^(1/(1-[.$C33])));0)" office:value-type="float" office:value="0.00506232279636038" calcext:value-type="float">
            <text:p>0.00506232279636038</text:p>
          </table:table-cell>
          <table:table-cell table:number-columns-repeated="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444912" calcext:value-type="float">
            <text:p>0.00444912</text:p>
          </table:table-cell>
          <table:table-cell table:formula="of:=[.$A34]" office:value-type="float" office:value="0.375" calcext:value-type="float">
            <text:p>0.375</text:p>
          </table:table-cell>
          <table:table-cell table:formula="of:=[.B34]^(1-[.$C34])" office:value-type="float" office:value="0.0338977853045062" calcext:value-type="float">
            <text:p>0.0338977853045062</text:p>
          </table:table-cell>
          <table:table-cell table:formula="of:=-[.$A34]^6+(1/4)*[.$A34]^5-3*[.$A34]^4+4*[.$A34]^3-3*[.$A34]^2+(5/6)*[.$A34]" office:value-type="float" office:value="0.0468711853027344" calcext:value-type="float">
            <text:p>0.0468711853027344</text:p>
          </table:table-cell>
          <table:table-cell table:formula="of:=[.D34]+[.E34]--0.00741342570942599" office:value-type="float" office:value="0.0881823963166666" calcext:value-type="float">
            <text:p>0.0881823963166666</text:p>
          </table:table-cell>
          <table:table-cell table:formula="of:=IF([.F34]&gt;0;IF([.F34]&gt;1; 1; [.F34]^(1/(1-[.$C34])));0)" office:value-type="float" office:value="0.0205405010971553" calcext:value-type="float">
            <text:p>0.0205405010971553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146854" calcext:value-type="float">
            <text:p>0.146854</text:p>
          </table:table-cell>
          <table:table-cell table:formula="of:=[.$A35]" office:value-type="float" office:value="0.275" calcext:value-type="float">
            <text:p>0.275</text:p>
          </table:table-cell>
          <table:table-cell table:formula="of:=[.B35]^(1-[.$C35])" office:value-type="float" office:value="0.248881256522715" calcext:value-type="float">
            <text:p>0.248881256522715</text:p>
          </table:table-cell>
          <table:table-cell table:formula="of:=-[.$A35]^6+(1/4)*[.$A35]^5-3*[.$A35]^4+4*[.$A35]^3-3*[.$A35]^2+(5/6)*[.$A35]" office:value-type="float" office:value="0.069147445719401" calcext:value-type="float">
            <text:p>0.069147445719401</text:p>
          </table:table-cell>
          <table:table-cell table:formula="of:=[.D35]+[.E35]--0.00741342570942599" office:value-type="float" office:value="0.325442127951542" calcext:value-type="float">
            <text:p>0.325442127951542</text:p>
          </table:table-cell>
          <table:table-cell table:formula="of:=IF([.F35]&gt;0;IF([.F35]&gt;1; 1; [.F35]^(1/(1-[.$C35])));0)" office:value-type="float" office:value="0.212593522990811" calcext:value-type="float">
            <text:p>0.212593522990811</text:p>
          </table:table-cell>
          <table:table-cell table:number-columns-repeated="3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58397" calcext:value-type="float">
            <text:p>0.358397</text:p>
          </table:table-cell>
          <table:table-cell table:formula="of:=[.$A36]" office:value-type="float" office:value="0.175" calcext:value-type="float">
            <text:p>0.175</text:p>
          </table:table-cell>
          <table:table-cell table:formula="of:=[.B36]^(1-[.$C36])" office:value-type="float" office:value="0.428894623122983" calcext:value-type="float">
            <text:p>0.428894623122983</text:p>
          </table:table-cell>
          <table:table-cell table:formula="of:=-[.$A36]^6+(1/4)*[.$A36]^5-3*[.$A36]^4+4*[.$A36]^3-3*[.$A36]^2+(5/6)*[.$A36]" office:value-type="float" office:value="0.0726519170735677" calcext:value-type="float">
            <text:p>0.0726519170735677</text:p>
          </table:table-cell>
          <table:table-cell table:formula="of:=[.D36]+[.E36]--0.00741342570942599" office:value-type="float" office:value="0.508959965905977" calcext:value-type="float">
            <text:p>0.508959965905977</text:p>
          </table:table-cell>
          <table:table-cell table:formula="of:=IF([.F36]&gt;0;IF([.F36]&gt;1; 1; [.F36]^(1/(1-[.$C36])));0)" office:value-type="float" office:value="0.441026816260047" calcext:value-type="float">
            <text:p>0.441026816260047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597509" calcext:value-type="float">
            <text:p>0.000597509</text:p>
          </table:table-cell>
          <table:table-cell table:formula="of:=[.$A37]" office:value-type="float" office:value="0.35" calcext:value-type="float">
            <text:p>0.35</text:p>
          </table:table-cell>
          <table:table-cell table:formula="of:=[.B37]^(1-[.$C37])" office:value-type="float" office:value="0.00802830555604016" calcext:value-type="float">
            <text:p>0.00802830555604016</text:p>
          </table:table-cell>
          <table:table-cell table:formula="of:=-[.$A37]^6+(1/4)*[.$A37]^5-3*[.$A37]^4+4*[.$A37]^3-3*[.$A37]^2+(5/6)*[.$A37]" office:value-type="float" office:value="0.0537992291666667" calcext:value-type="float">
            <text:p>0.0537992291666667</text:p>
          </table:table-cell>
          <table:table-cell table:formula="of:=[.D37]+[.E37]--0.00741342570942599" office:value-type="float" office:value="0.0692409604321329" calcext:value-type="float">
            <text:p>0.0692409604321329</text:p>
          </table:table-cell>
          <table:table-cell table:formula="of:=IF([.F37]&gt;0;IF([.F37]&gt;1; 1; [.F37]^(1/(1-[.$C37])));0)" office:value-type="float" office:value="0.0164415669424632" calcext:value-type="float">
            <text:p>0.0164415669424632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990163" calcext:value-type="float">
            <text:p>0.00990163</text:p>
          </table:table-cell>
          <table:table-cell table:formula="of:=[.$A38]" office:value-type="float" office:value="0.45" calcext:value-type="float">
            <text:p>0.45</text:p>
          </table:table-cell>
          <table:table-cell table:formula="of:=[.B38]^(1-[.$C38])" office:value-type="float" office:value="0.0790021083488324" calcext:value-type="float">
            <text:p>0.0790021083488324</text:p>
          </table:table-cell>
          <table:table-cell table:formula="of:=-[.$A38]^6+(1/4)*[.$A38]^5-3*[.$A38]^4+4*[.$A38]^3-3*[.$A38]^2+(5/6)*[.$A38]" office:value-type="float" office:value="0.02189821875" calcext:value-type="float">
            <text:p>0.02189821875</text:p>
          </table:table-cell>
          <table:table-cell table:formula="of:=[.D38]+[.E38]--0.00741342570942599" office:value-type="float" office:value="0.108313752808258" calcext:value-type="float">
            <text:p>0.108313752808258</text:p>
          </table:table-cell>
          <table:table-cell table:formula="of:=IF([.F38]&gt;0;IF([.F38]&gt;1; 1; [.F38]^(1/(1-[.$C38])));0)" office:value-type="float" office:value="0.0175743503039478" calcext:value-type="float">
            <text:p>0.017574350303947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0635" calcext:value-type="float">
            <text:p>0.10635</text:p>
          </table:table-cell>
          <table:table-cell table:formula="of:=[.$A39]" office:value-type="float" office:value="0.3" calcext:value-type="float">
            <text:p>0.3</text:p>
          </table:table-cell>
          <table:table-cell table:formula="of:=[.B39]^(1-[.$C39])" office:value-type="float" office:value="0.208312938868874" calcext:value-type="float">
            <text:p>0.208312938868874</text:p>
          </table:table-cell>
          <table:table-cell table:formula="of:=-[.$A39]^6+(1/4)*[.$A39]^5-3*[.$A39]^4+4*[.$A39]^3-3*[.$A39]^2+(5/6)*[.$A39]" office:value-type="float" office:value="0.0650365" calcext:value-type="float">
            <text:p>0.0650365</text:p>
          </table:table-cell>
          <table:table-cell table:formula="of:=[.D39]+[.E39]--0.00741342570942599" office:value-type="float" office:value="0.2807628645783" calcext:value-type="float">
            <text:p>0.2807628645783</text:p>
          </table:table-cell>
          <table:table-cell table:formula="of:=IF([.F39]&gt;0;IF([.F39]&gt;1; 1; [.F39]^(1/(1-[.$C39])));0)" office:value-type="float" office:value="0.162897270315254" calcext:value-type="float">
            <text:p>0.162897270315254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784653" calcext:value-type="float">
            <text:p>0.00784653</text:p>
          </table:table-cell>
          <table:table-cell table:formula="of:=[.$A40]" office:value-type="float" office:value="0.475" calcext:value-type="float">
            <text:p>0.475</text:p>
          </table:table-cell>
          <table:table-cell table:formula="of:=[.B40]^(1-[.$C40])" office:value-type="float" office:value="0.0784703809098743" calcext:value-type="float">
            <text:p>0.0784703809098743</text:p>
          </table:table-cell>
          <table:table-cell table:formula="of:=-[.$A40]^6+(1/4)*[.$A40]^5-3*[.$A40]^4+4*[.$A40]^3-3*[.$A40]^2+(5/6)*[.$A40]" office:value-type="float" office:value="0.0124568858235677" calcext:value-type="float">
            <text:p>0.0124568858235677</text:p>
          </table:table-cell>
          <table:table-cell table:formula="of:=[.D40]+[.E40]--0.00741342570942599" office:value-type="float" office:value="0.0983406924428679" calcext:value-type="float">
            <text:p>0.0983406924428679</text:p>
          </table:table-cell>
          <table:table-cell table:formula="of:=IF([.F40]&gt;0;IF([.F40]&gt;1; 1; [.F40]^(1/(1-[.$C40])));0)" office:value-type="float" office:value="0.0120613713648584" calcext:value-type="float">
            <text:p>0.012061371364858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43064" calcext:value-type="float">
            <text:p>0.0143064</text:p>
          </table:table-cell>
          <table:table-cell table:formula="of:=[.$A41]" office:value-type="float" office:value="0.4" calcext:value-type="float">
            <text:p>0.4</text:p>
          </table:table-cell>
          <table:table-cell table:formula="of:=[.B41]^(1-[.$C41])" office:value-type="float" office:value="0.0782200732155578" calcext:value-type="float">
            <text:p>0.0782200732155578</text:p>
          </table:table-cell>
          <table:table-cell table:formula="of:=-[.$A41]^6+(1/4)*[.$A41]^5-3*[.$A41]^4+4*[.$A41]^3-3*[.$A41]^2+(5/6)*[.$A41]" office:value-type="float" office:value="0.0391893333333333" calcext:value-type="float">
            <text:p>0.0391893333333333</text:p>
          </table:table-cell>
          <table:table-cell table:formula="of:=[.D41]+[.E41]--0.00741342570942599" office:value-type="float" office:value="0.124822832258317" calcext:value-type="float">
            <text:p>0.124822832258317</text:p>
          </table:table-cell>
          <table:table-cell table:formula="of:=IF([.F41]&gt;0;IF([.F41]&gt;1; 1; [.F41]^(1/(1-[.$C41])));0)" office:value-type="float" office:value="0.0311762149891367" calcext:value-type="float">
            <text:p>0.031176214989136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48606" calcext:value-type="float">
            <text:p>0.048606</text:p>
          </table:table-cell>
          <table:table-cell table:formula="of:=[.$A42]" office:value-type="float" office:value="0.225" calcext:value-type="float">
            <text:p>0.225</text:p>
          </table:table-cell>
          <table:table-cell table:formula="of:=[.B42]^(1-[.$C42])" office:value-type="float" office:value="0.0959808648700881" calcext:value-type="float">
            <text:p>0.0959808648700881</text:p>
          </table:table-cell>
          <table:table-cell table:formula="of:=-[.$A42]^6+(1/4)*[.$A42]^5-3*[.$A42]^4+4*[.$A42]^3-3*[.$A42]^2+(5/6)*[.$A42]" office:value-type="float" office:value="0.0737727370605469" calcext:value-type="float">
            <text:p>0.0737727370605469</text:p>
          </table:table-cell>
          <table:table-cell table:formula="of:=[.D42]+[.E42]--0.00741342570942599" office:value-type="float" office:value="0.177167027640061" calcext:value-type="float">
            <text:p>0.177167027640061</text:p>
          </table:table-cell>
          <table:table-cell table:formula="of:=IF([.F42]&gt;0;IF([.F42]&gt;1; 1; [.F42]^(1/(1-[.$C42])));0)" office:value-type="float" office:value="0.107194248165627" calcext:value-type="float">
            <text:p>0.10719424816562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14743" calcext:value-type="float">
            <text:p>0.414743</text:p>
          </table:table-cell>
          <table:table-cell table:formula="of:=[.$A43]" office:value-type="float" office:value="0.225" calcext:value-type="float">
            <text:p>0.225</text:p>
          </table:table-cell>
          <table:table-cell table:formula="of:=[.B43]^(1-[.$C43])" office:value-type="float" office:value="0.505567066131357" calcext:value-type="float">
            <text:p>0.505567066131357</text:p>
          </table:table-cell>
          <table:table-cell table:formula="of:=-[.$A43]^6+(1/4)*[.$A43]^5-3*[.$A43]^4+4*[.$A43]^3-3*[.$A43]^2+(5/6)*[.$A43]" office:value-type="float" office:value="0.0737727370605469" calcext:value-type="float">
            <text:p>0.0737727370605469</text:p>
          </table:table-cell>
          <table:table-cell table:formula="of:=[.D43]+[.E43]--0.00741342570942599" office:value-type="float" office:value="0.58675322890133" calcext:value-type="float">
            <text:p>0.58675322890133</text:p>
          </table:table-cell>
          <table:table-cell table:formula="of:=IF([.F43]&gt;0;IF([.F43]&gt;1; 1; [.F43]^(1/(1-[.$C43])));0)" office:value-type="float" office:value="0.502612040178552" calcext:value-type="float">
            <text:p>0.50261204017855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76226" calcext:value-type="float">
            <text:p>0.0276226</text:p>
          </table:table-cell>
          <table:table-cell table:formula="of:=[.$A44]" office:value-type="float" office:value="0.5" calcext:value-type="float">
            <text:p>0.5</text:p>
          </table:table-cell>
          <table:table-cell table:formula="of:=[.B44]^(1-[.$C44])" office:value-type="float" office:value="0.166200481347077" calcext:value-type="float">
            <text:p>0.166200481347077</text:p>
          </table:table-cell>
          <table:table-cell table:formula="of:=-[.$A44]^6+(1/4)*[.$A44]^5-3*[.$A44]^4+4*[.$A44]^3-3*[.$A44]^2+(5/6)*[.$A44]" office:value-type="float" office:value="0.00260416666666669" calcext:value-type="float">
            <text:p>0.00260416666666669</text:p>
          </table:table-cell>
          <table:table-cell table:formula="of:=[.D44]+[.E44]--0.00741342570942599" office:value-type="float" office:value="0.176218073723169" calcext:value-type="float">
            <text:p>0.176218073723169</text:p>
          </table:table-cell>
          <table:table-cell table:formula="of:=IF([.F44]&gt;0;IF([.F44]&gt;1; 1; [.F44]^(1/(1-[.$C44])));0)" office:value-type="float" office:value="0.0310528095067044" calcext:value-type="float">
            <text:p>0.031052809506704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34613" calcext:value-type="float">
            <text:p>0.00134613</text:p>
          </table:table-cell>
          <table:table-cell table:formula="of:=[.$A45]" office:value-type="float" office:value="0.6" calcext:value-type="float">
            <text:p>0.6</text:p>
          </table:table-cell>
          <table:table-cell table:formula="of:=[.B45]^(1-[.$C45])" office:value-type="float" office:value="0.0710615704722419" calcext:value-type="float">
            <text:p>0.0710615704722419</text:p>
          </table:table-cell>
          <table:table-cell table:formula="of:=-[.$A45]^6+(1/4)*[.$A45]^5-3*[.$A45]^4+4*[.$A45]^3-3*[.$A45]^2+(5/6)*[.$A45]" office:value-type="float" office:value="-0.0387040000000002" calcext:value-type="float">
            <text:p>-0.0387040000000002</text:p>
          </table:table-cell>
          <table:table-cell table:formula="of:=[.D45]+[.E45]--0.00741342570942599" office:value-type="float" office:value="0.0397709961816677" calcext:value-type="float">
            <text:p>0.0397709961816677</text:p>
          </table:table-cell>
          <table:table-cell table:formula="of:=IF([.F45]&gt;0;IF([.F45]&gt;1; 1; [.F45]^(1/(1-[.$C45])));0)" office:value-type="float" office:value="0.000315439570885721" calcext:value-type="float">
            <text:p>0.0003154395708857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668" calcext:value-type="float">
            <text:p>0.011668</text:p>
          </table:table-cell>
          <table:table-cell table:formula="of:=[.$A46]" office:value-type="float" office:value="0.525" calcext:value-type="float">
            <text:p>0.525</text:p>
          </table:table-cell>
          <table:table-cell table:formula="of:=[.B46]^(1-[.$C46])" office:value-type="float" office:value="0.120732251493506" calcext:value-type="float">
            <text:p>0.120732251493506</text:p>
          </table:table-cell>
          <table:table-cell table:formula="of:=-[.$A46]^6+(1/4)*[.$A46]^5-3*[.$A46]^4+4*[.$A46]^3-3*[.$A46]^2+(5/6)*[.$A46]" office:value-type="float" office:value="-0.00755997778320305" calcext:value-type="float">
            <text:p>-0.00755997778320305</text:p>
          </table:table-cell>
          <table:table-cell table:formula="of:=[.D46]+[.E46]--0.00741342570942599" office:value-type="float" office:value="0.120585699419729" calcext:value-type="float">
            <text:p>0.120585699419729</text:p>
          </table:table-cell>
          <table:table-cell table:formula="of:=IF([.F46]&gt;0;IF([.F46]&gt;1; 1; [.F46]^(1/(1-[.$C46])));0)" office:value-type="float" office:value="0.0116382024839946" calcext:value-type="float">
            <text:p>0.011638202483994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780508" calcext:value-type="float">
            <text:p>0.000780508</text:p>
          </table:table-cell>
          <table:table-cell table:formula="of:=[.$A47]" office:value-type="float" office:value="0.4" calcext:value-type="float">
            <text:p>0.4</text:p>
          </table:table-cell>
          <table:table-cell table:formula="of:=[.B47]^(1-[.$C47])" office:value-type="float" office:value="0.0136592362075187" calcext:value-type="float">
            <text:p>0.0136592362075187</text:p>
          </table:table-cell>
          <table:table-cell table:formula="of:=-[.$A47]^6+(1/4)*[.$A47]^5-3*[.$A47]^4+4*[.$A47]^3-3*[.$A47]^2+(5/6)*[.$A47]" office:value-type="float" office:value="0.0391893333333333" calcext:value-type="float">
            <text:p>0.0391893333333333</text:p>
          </table:table-cell>
          <table:table-cell table:formula="of:=[.D47]+[.E47]--0.00741342570942599" office:value-type="float" office:value="0.0602619952502779" calcext:value-type="float">
            <text:p>0.0602619952502779</text:p>
          </table:table-cell>
          <table:table-cell table:formula="of:=IF([.F47]&gt;0;IF([.F47]&gt;1; 1; [.F47]^(1/(1-[.$C47])));0)" office:value-type="float" office:value="0.00926273369396226" calcext:value-type="float">
            <text:p>0.0092627336939622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12419" calcext:value-type="float">
            <text:p>0.312419</text:p>
          </table:table-cell>
          <table:table-cell table:formula="of:=[.$A48]" office:value-type="float" office:value="0.175" calcext:value-type="float">
            <text:p>0.175</text:p>
          </table:table-cell>
          <table:table-cell table:formula="of:=[.B48]^(1-[.$C48])" office:value-type="float" office:value="0.382964384185543" calcext:value-type="float">
            <text:p>0.382964384185543</text:p>
          </table:table-cell>
          <table:table-cell table:formula="of:=-[.$A48]^6+(1/4)*[.$A48]^5-3*[.$A48]^4+4*[.$A48]^3-3*[.$A48]^2+(5/6)*[.$A48]" office:value-type="float" office:value="0.0726519170735677" calcext:value-type="float">
            <text:p>0.0726519170735677</text:p>
          </table:table-cell>
          <table:table-cell table:formula="of:=[.D48]+[.E48]--0.00741342570942599" office:value-type="float" office:value="0.463029726968537" calcext:value-type="float">
            <text:p>0.463029726968537</text:p>
          </table:table-cell>
          <table:table-cell table:formula="of:=IF([.F48]&gt;0;IF([.F48]&gt;1; 1; [.F48]^(1/(1-[.$C48])));0)" office:value-type="float" office:value="0.393257870426844" calcext:value-type="float">
            <text:p>0.39325787042684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46947" calcext:value-type="float">
            <text:p>0.0146947</text:p>
          </table:table-cell>
          <table:table-cell table:formula="of:=[.$A49]" office:value-type="float" office:value="0.35" calcext:value-type="float">
            <text:p>0.35</text:p>
          </table:table-cell>
          <table:table-cell table:formula="of:=[.B49]^(1-[.$C49])" office:value-type="float" office:value="0.0643656961429781" calcext:value-type="float">
            <text:p>0.0643656961429781</text:p>
          </table:table-cell>
          <table:table-cell table:formula="of:=-[.$A49]^6+(1/4)*[.$A49]^5-3*[.$A49]^4+4*[.$A49]^3-3*[.$A49]^2+(5/6)*[.$A49]" office:value-type="float" office:value="0.0537992291666667" calcext:value-type="float">
            <text:p>0.0537992291666667</text:p>
          </table:table-cell>
          <table:table-cell table:formula="of:=[.D49]+[.E49]--0.00741342570942599" office:value-type="float" office:value="0.125578351019071" calcext:value-type="float">
            <text:p>0.125578351019071</text:p>
          </table:table-cell>
          <table:table-cell table:formula="of:=IF([.F49]&gt;0;IF([.F49]&gt;1; 1; [.F49]^(1/(1-[.$C49])));0)" office:value-type="float" office:value="0.0410880035899641" calcext:value-type="float">
            <text:p>0.041088003589964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22879" calcext:value-type="float">
            <text:p>0.122879</text:p>
          </table:table-cell>
          <table:table-cell table:formula="of:=[.$A50]" office:value-type="float" office:value="0.225" calcext:value-type="float">
            <text:p>0.225</text:p>
          </table:table-cell>
          <table:table-cell table:formula="of:=[.B50]^(1-[.$C50])" office:value-type="float" office:value="0.196945105882214" calcext:value-type="float">
            <text:p>0.196945105882214</text:p>
          </table:table-cell>
          <table:table-cell table:formula="of:=-[.$A50]^6+(1/4)*[.$A50]^5-3*[.$A50]^4+4*[.$A50]^3-3*[.$A50]^2+(5/6)*[.$A50]" office:value-type="float" office:value="0.0737727370605469" calcext:value-type="float">
            <text:p>0.0737727370605469</text:p>
          </table:table-cell>
          <table:table-cell table:formula="of:=[.D50]+[.E50]--0.00741342570942599" office:value-type="float" office:value="0.278131268652187" calcext:value-type="float">
            <text:p>0.278131268652187</text:p>
          </table:table-cell>
          <table:table-cell table:formula="of:=IF([.F50]&gt;0;IF([.F50]&gt;1; 1; [.F50]^(1/(1-[.$C50])));0)" office:value-type="float" office:value="0.191824020549073" calcext:value-type="float">
            <text:p>0.19182402054907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36641" calcext:value-type="float">
            <text:p>0.0136641</text:p>
          </table:table-cell>
          <table:table-cell table:formula="of:=[.$A51]" office:value-type="float" office:value="0.425" calcext:value-type="float">
            <text:p>0.425</text:p>
          </table:table-cell>
          <table:table-cell table:formula="of:=[.B51]^(1-[.$C51])" office:value-type="float" office:value="0.0847147616446599" calcext:value-type="float">
            <text:p>0.0847147616446599</text:p>
          </table:table-cell>
          <table:table-cell table:formula="of:=-[.$A51]^6+(1/4)*[.$A51]^5-3*[.$A51]^4+4*[.$A51]^3-3*[.$A51]^2+(5/6)*[.$A51]" office:value-type="float" office:value="0.0308374037272137" calcext:value-type="float">
            <text:p>0.0308374037272137</text:p>
          </table:table-cell>
          <table:table-cell table:formula="of:=[.D51]+[.E51]--0.00741342570942599" office:value-type="float" office:value="0.1229655910813" calcext:value-type="float">
            <text:p>0.1229655910813</text:p>
          </table:table-cell>
          <table:table-cell table:formula="of:=IF([.F51]&gt;0;IF([.F51]&gt;1; 1; [.F51]^(1/(1-[.$C51])));0)" office:value-type="float" office:value="0.0261225133340359" calcext:value-type="float">
            <text:p>0.026122513334035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51])" office:value-type="float" office:value="0.1160198182866" calcext:value-type="float">
            <text:p>0.1160198182866</text:p>
          </table:table-cell>
          <table:table-cell table:formula="of:=AVERAGE([.C2:.C51])" office:value-type="float" office:value="0.371" calcext:value-type="float">
            <text:p>0.371</text:p>
          </table:table-cell>
          <table:table-cell table:formula="of:=AVERAGE([.D2:.D51])" office:value-type="float" office:value="0.19751173557049" calcext:value-type="float">
            <text:p>0.19751173557049</text:p>
          </table:table-cell>
          <table:table-cell table:formula="of:=AVERAGE([.E2:.E51])" office:value-type="float" office:value="0.0370233721744792" calcext:value-type="float">
            <text:p>0.0370233721744792</text:p>
          </table:table-cell>
          <table:table-cell table:formula="of:=AVERAGE([.F2:.F51])" office:value-type="float" office:value="0.241948533454395" calcext:value-type="float">
            <text:p>0.241948533454395</text:p>
          </table:table-cell>
          <table:table-cell table:formula="of:=AVERAGE([.G2:.G51])" office:value-type="float" office:value="0.148950902986765" calcext:value-type="float">
            <text:p>0.148950902986765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3-28T22:06:01.346934546</dc:date>
    <meta:editing-duration>PT37M39S</meta:editing-duration>
    <meta:editing-cycles>15</meta:editing-cycles>
    <meta:generator>LibreOffice/7.3.7.2$Linux_X86_64 LibreOffice_project/30$Build-2</meta:generator>
    <meta:document-statistic meta:table-count="1" meta:cell-count="364" meta:object-count="0"/>
  </office:meta>
</office:document-meta>
</file>